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74pt solid #000000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7.989cm" svg:height="9.906cm" svg:x="18.049cm" svg:y="0.916cm">
            <draw:object draw:notify-on-update-of-ranges="Hoja1.B5:Hoja1.B8 Hoja1.E5:Hoja1.E8 Hoja1.G5:Hoja1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989cm" svg:height="9.906cm" svg:x="18.063cm" svg:y="11.349cm">
            <draw:object draw:notify-on-update-of-ranges="Hoja1.B13:Hoja1.B16 Hoja1.E13:Hoja1.E16 Hoja1.G13:Hoja1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989cm" svg:height="9.906cm" svg:x="36.645cm" svg:y="0.887cm">
            <draw:object draw:notify-on-update-of-ranges="Hoja1.B13:Hoja1.B16 Hoja1.E21:Hoja1.E24 Hoja1.G21:Hoja1.G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6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Bsize=64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CPU (s)</text:p>
          </table:table-cell>
          <table:table-cell table:style-name="ce1" office:value-type="string" calcext:value-type="string">
            <text:p>TGPU1D</text:p>
          </table:table-cell>
          <table:table-cell table:style-name="ce1" office:value-type="string" calcext:value-type="string">
            <text:p>SGPU1D</text:p>
          </table:table-cell>
          <table:table-cell table:style-name="ce1" office:value-type="string" calcext:value-type="string">
            <text:p>TGPU2D</text:p>
          </table:table-cell>
          <table:table-cell table:style-name="ce1" office:value-type="string" calcext:value-type="string">
            <text:p>SGPU2D</text:p>
          </table:table-cell>
        </table:table-row>
        <table:table-row table:style-name="ro1">
          <table:table-cell/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90106" calcext:value-type="float">
            <text:p>0,090106</text:p>
          </table:table-cell>
          <table:table-cell table:style-name="ce1" office:value-type="float" office:value="0.007706" calcext:value-type="float">
            <text:p>0,007706</text:p>
          </table:table-cell>
          <table:table-cell table:style-name="ce1" table:formula="of:=[.C5]/[.D5]" office:value-type="float" office:value="11.6929665195951" calcext:value-type="float">
            <text:p>11,6929665195951</text:p>
          </table:table-cell>
          <table:table-cell table:style-name="ce1" office:value-type="float" office:value="0.006781" calcext:value-type="float">
            <text:p>0,006781</text:p>
          </table:table-cell>
          <table:table-cell table:style-name="ce1" table:formula="of:=[.C5]/[.F5]" office:value-type="float" office:value="13.288010617903" calcext:value-type="float">
            <text:p>13,28801061790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.02358" calcext:value-type="float">
            <text:p>2,02358</text:p>
          </table:table-cell>
          <table:table-cell table:style-name="ce1" office:value-type="float" office:value="0.061934" calcext:value-type="float">
            <text:p>0,061934</text:p>
          </table:table-cell>
          <table:table-cell table:style-name="ce1" table:formula="of:=[.C6]/[.D6]" office:value-type="float" office:value="32.6731682113217" calcext:value-type="float">
            <text:p>32,6731682113217</text:p>
          </table:table-cell>
          <table:table-cell table:style-name="ce1" office:value-type="float" office:value="0.074991" calcext:value-type="float">
            <text:p>0,074991</text:p>
          </table:table-cell>
          <table:table-cell table:style-name="ce1" table:formula="of:=[.C6]/[.F6]" office:value-type="float" office:value="26.9843047832407" calcext:value-type="float">
            <text:p>26,9843047832407</text:p>
          </table:table-cell>
        </table:table-row>
        <table:table-row table:style-name="ro1">
          <table:table-cell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5.50706" calcext:value-type="float">
            <text:p>5,50706</text:p>
          </table:table-cell>
          <table:table-cell table:style-name="ce1" office:value-type="float" office:value="0.162618" calcext:value-type="float">
            <text:p>0,162618</text:p>
          </table:table-cell>
          <table:table-cell table:style-name="ce1" table:formula="of:=[.C7]/[.D7]" office:value-type="float" office:value="33.8650087936145" calcext:value-type="float">
            <text:p>33,8650087936145</text:p>
          </table:table-cell>
          <table:table-cell table:style-name="ce1" office:value-type="float" office:value="0.193468" calcext:value-type="float">
            <text:p>0,193468</text:p>
          </table:table-cell>
          <table:table-cell table:style-name="ce1" table:formula="of:=[.C7]/[.F7]" office:value-type="float" office:value="28.464965782455" calcext:value-type="float">
            <text:p>28,464965782455</text:p>
          </table:table-cell>
        </table:table-row>
        <table:table-row table:style-name="ro1">
          <table:table-cell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6.9623" calcext:value-type="float">
            <text:p>16,9623</text:p>
          </table:table-cell>
          <table:table-cell table:style-name="ce1" office:value-type="float" office:value="0.452815" calcext:value-type="float">
            <text:p>0,452815</text:p>
          </table:table-cell>
          <table:table-cell table:style-name="ce1" table:formula="of:=[.C8]/[.D8]" office:value-type="float" office:value="37.4596689597297" calcext:value-type="float">
            <text:p>37,4596689597297</text:p>
          </table:table-cell>
          <table:table-cell table:style-name="ce1" office:value-type="float" office:value="0.540903" calcext:value-type="float">
            <text:p>0,540903</text:p>
          </table:table-cell>
          <table:table-cell table:style-name="ce1" table:formula="of:=[.C8]/[.F8]" office:value-type="float" office:value="31.359227070288" calcext:value-type="float">
            <text:p>31,359227070288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Bsize=256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CPU (s)</text:p>
          </table:table-cell>
          <table:table-cell office:value-type="string" calcext:value-type="string">
            <text:p>TGPU1D</text:p>
          </table:table-cell>
          <table:table-cell office:value-type="string" calcext:value-type="string">
            <text:p>SGPU1D</text:p>
          </table:table-cell>
          <table:table-cell office:value-type="string" calcext:value-type="string">
            <text:p>TGPU2D</text:p>
          </table:table-cell>
          <table:table-cell office:value-type="string" calcext:value-type="string">
            <text:p>SGPU2D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90106" calcext:value-type="float">
            <text:p>0,090106</text:p>
          </table:table-cell>
          <table:table-cell office:value-type="float" office:value="0.004287" calcext:value-type="float">
            <text:p>0,004287</text:p>
          </table:table-cell>
          <table:table-cell table:formula="of:=[.C13]/[.D13]" office:value-type="float" office:value="21.0184278049918" calcext:value-type="float">
            <text:p>21,0184278049918</text:p>
          </table:table-cell>
          <table:table-cell office:value-type="float" office:value="0.003293" calcext:value-type="float">
            <text:p>0,003293</text:p>
          </table:table-cell>
          <table:table-cell table:formula="of:=[.C13]/[.F13]" office:value-type="float" office:value="27.3628909808685" calcext:value-type="float">
            <text:p>27,362890980868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02358" calcext:value-type="float">
            <text:p>2,02358</text:p>
          </table:table-cell>
          <table:table-cell office:value-type="float" office:value="0.060851" calcext:value-type="float">
            <text:p>0,060851</text:p>
          </table:table-cell>
          <table:table-cell table:formula="of:=[.C14]/[.D14]" office:value-type="float" office:value="33.2546712461586" calcext:value-type="float">
            <text:p>33,2546712461586</text:p>
          </table:table-cell>
          <table:table-cell office:value-type="float" office:value="0.060767" calcext:value-type="float">
            <text:p>0,060767</text:p>
          </table:table-cell>
          <table:table-cell table:formula="of:=[.C14]/[.F14]" office:value-type="float" office:value="33.3006401500815" calcext:value-type="float">
            <text:p>33,3006401500815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5.50706" calcext:value-type="float">
            <text:p>5,50706</text:p>
          </table:table-cell>
          <table:table-cell office:value-type="float" office:value="0.156626" calcext:value-type="float">
            <text:p>0,156626</text:p>
          </table:table-cell>
          <table:table-cell table:formula="of:=[.C15]/[.D15]" office:value-type="float" office:value="35.1605735956993" calcext:value-type="float">
            <text:p>35,1605735956993</text:p>
          </table:table-cell>
          <table:table-cell office:value-type="float" office:value="0.163253" calcext:value-type="float">
            <text:p>0,163253</text:p>
          </table:table-cell>
          <table:table-cell table:formula="of:=[.C15]/[.F15]" office:value-type="float" office:value="33.7332851463679" calcext:value-type="float">
            <text:p>33,733285146367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6.9623" calcext:value-type="float">
            <text:p>16,9623</text:p>
          </table:table-cell>
          <table:table-cell office:value-type="float" office:value="0.46916" calcext:value-type="float">
            <text:p>0,46916</text:p>
          </table:table-cell>
          <table:table-cell table:formula="of:=[.C16]/[.D16]" office:value-type="float" office:value="36.1546167618723" calcext:value-type="float">
            <text:p>36,1546167618723</text:p>
          </table:table-cell>
          <table:table-cell office:value-type="float" office:value="0.477621" calcext:value-type="float">
            <text:p>0,477621</text:p>
          </table:table-cell>
          <table:table-cell table:formula="of:=[.C16]/[.F16]" office:value-type="float" office:value="35.5141419661196" calcext:value-type="float">
            <text:p>35,5141419661196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Bsize=1024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CPU (s)</text:p>
          </table:table-cell>
          <table:table-cell office:value-type="string" calcext:value-type="string">
            <text:p>TGPU1D</text:p>
          </table:table-cell>
          <table:table-cell office:value-type="string" calcext:value-type="string">
            <text:p>SGPU1D</text:p>
          </table:table-cell>
          <table:table-cell office:value-type="string" calcext:value-type="string">
            <text:p>TGPU2D</text:p>
          </table:table-cell>
          <table:table-cell office:value-type="string" calcext:value-type="string">
            <text:p>SGPU2D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90106" calcext:value-type="float">
            <text:p>0,090106</text:p>
          </table:table-cell>
          <table:table-cell office:value-type="float" office:value="0.004696" calcext:value-type="float">
            <text:p>0,004696</text:p>
          </table:table-cell>
          <table:table-cell table:formula="of:=[.C21]/[.D21]" office:value-type="float" office:value="19.1878194207836" calcext:value-type="float">
            <text:p>19,1878194207836</text:p>
          </table:table-cell>
          <table:table-cell office:value-type="float" office:value="0.004076" calcext:value-type="float">
            <text:p>0,004076</text:p>
          </table:table-cell>
          <table:table-cell table:formula="of:=[.C21]/[.F21]" office:value-type="float" office:value="22.1064769381747" calcext:value-type="float">
            <text:p>22,106476938174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02358" calcext:value-type="float">
            <text:p>2,02358</text:p>
          </table:table-cell>
          <table:table-cell office:value-type="float" office:value="0.069272" calcext:value-type="float">
            <text:p>0,069272</text:p>
          </table:table-cell>
          <table:table-cell table:formula="of:=[.C22]/[.D22]" office:value-type="float" office:value="29.2120914655272" calcext:value-type="float">
            <text:p>29,2120914655272</text:p>
          </table:table-cell>
          <table:table-cell office:value-type="float" office:value="0.069343" calcext:value-type="float">
            <text:p>0,069343</text:p>
          </table:table-cell>
          <table:table-cell table:formula="of:=[.C22]/[.F22]" office:value-type="float" office:value="29.1821813304876" calcext:value-type="float">
            <text:p>29,1821813304876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5.50706" calcext:value-type="float">
            <text:p>5,50706</text:p>
          </table:table-cell>
          <table:table-cell office:value-type="float" office:value="0.178273" calcext:value-type="float">
            <text:p>0,178273</text:p>
          </table:table-cell>
          <table:table-cell table:formula="of:=[.C23]/[.D23]" office:value-type="float" office:value="30.8911613087792" calcext:value-type="float">
            <text:p>30,8911613087792</text:p>
          </table:table-cell>
          <table:table-cell office:value-type="float" office:value="0.180111" calcext:value-type="float">
            <text:p>0,180111</text:p>
          </table:table-cell>
          <table:table-cell table:formula="of:=[.C23]/[.F23]" office:value-type="float" office:value="30.5759226254921" calcext:value-type="float">
            <text:p>30,5759226254921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6.9623" calcext:value-type="float">
            <text:p>16,9623</text:p>
          </table:table-cell>
          <table:table-cell office:value-type="float" office:value="0.487931" calcext:value-type="float">
            <text:p>0,487931</text:p>
          </table:table-cell>
          <table:table-cell table:formula="of:=[.C24]/[.D24]" office:value-type="float" office:value="34.7637268384259" calcext:value-type="float">
            <text:p>34,7637268384259</text:p>
          </table:table-cell>
          <table:table-cell office:value-type="float" office:value="0.499593" calcext:value-type="float">
            <text:p>0,499593</text:p>
          </table:table-cell>
          <table:table-cell table:formula="of:=[.C24]/[.F24]" office:value-type="float" office:value="33.9522371210165" calcext:value-type="float">
            <text:p>33,9522371210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9:51:56.009615021</meta:creation-date>
    <dc:date>2023-03-31T10:51:08.615569553</dc:date>
    <meta:editing-duration>PT6M7S</meta:editing-duration>
    <meta:editing-cycles>2</meta:editing-cycles>
    <meta:generator>LibreOffice/7.3.7.2$Linux_X86_64 LibreOffice_project/30$Build-2</meta:generator>
    <meta:document-statistic meta:table-count="1" meta:cell-count="9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9cm" svg:height="9.907cm" xlink:href=".." xlink:type="simple" chart:class="chart:line" chart:style-name="ch1">
        <chart:title svg:x="6.742cm" svg:y="0.334cm" chart:style-name="ch2">
          <text:p>SGPU1D vs SGPU2D</text:p>
        </chart:title>
        <chart:subtitle svg:x="8.105cm" svg:y="1.311cm" chart:style-name="ch3">
          <text:p>Bsize=64</text:p>
        </chart:subtitle>
        <chart:legend chart:legend-position="end" svg:x="15.535cm" svg:y="4.405cm" style:legend-expansion="high" chart:style-name="ch4"/>
        <chart:plot-area chart:style-name="ch5" table:cell-range-address="Hoja1.B5:Hoja1.B8 Hoja1.E5:Hoja1.E8 Hoja1.G5:Hoja1.G8" chart:data-source-has-labels="both" svg:x="1.37cm" svg:y="2.192cm" svg:width="13.806cm" svg:height="6.536cm">
          <chart:coordinate-region svg:x="1.991cm" svg:y="2.391cm" svg:width="12.813cm" svg:height="5.69cm"/>
          <chart:axis chart:dimension="x" chart:name="primary-x" chart:style-name="ch6" chartooo:axis-type="auto">
            <chartooo:date-scale/>
            <chart:title svg:x="8.097cm" svg:y="8.926cm" chart:style-name="ch7">
              <text:p>N</text:p>
            </chart:title>
            <chart:categories table:cell-range-address="Hoja1.B5:Hoja1.B8"/>
          </chart:axis>
          <chart:axis chart:dimension="y" chart:name="primary-y" chart:style-name="ch6">
            <chart:title svg:x="0.451cm" svg:y="6.179cm" chart:style-name="ch8">
              <text:p>Speedup</text:p>
            </chart:title>
            <chart:grid chart:style-name="ch9" chart:class="major"/>
          </chart:axis>
          <chart:series chart:style-name="ch10" chart:values-cell-range-address="Hoja1.E5:Hoja1.E8" loext:label-string="sgpu1d" chart:class="chart:line">
            <chart:data-point chart:repeated="4"/>
          </chart:series>
          <chart:series chart:style-name="ch11" chart:values-cell-range-address="Hoja1.G5:Hoja1.G8" loext:label-string="sgpu2d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pu1d</text:p>
              </table:table-cell>
              <table:table-cell office:value-type="string">
                <text:p>sgpu2d</text:p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Hoja1.B5:Hoja1.B8</svg:desc>
                </draw:g>
              </table:table-cell>
              <table:table-cell office:value-type="float" office:value="11.6929665195951">
                <text:p>11.6929665195951</text:p>
                <draw:g>
                  <svg:desc>Hoja1.E5:Hoja1.E8</svg:desc>
                </draw:g>
              </table:table-cell>
              <table:table-cell office:value-type="float" office:value="13.288010617903">
                <text:p>13.288010617903</text:p>
                <draw:g>
                  <svg:desc>Hoja1.G5:Hoja1.G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.6731682113217">
                <text:p>32.6731682113217</text:p>
              </table:table-cell>
              <table:table-cell office:value-type="float" office:value="26.9843047832407">
                <text:p>26.984304783240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3.8650087936145">
                <text:p>33.8650087936145</text:p>
              </table:table-cell>
              <table:table-cell office:value-type="float" office:value="28.464965782455">
                <text:p>28.46496578245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7.4596689597297">
                <text:p>37.4596689597297</text:p>
              </table:table-cell>
              <table:table-cell office:value-type="float" office:value="31.359227070288">
                <text:p>31.359227070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9cm" svg:height="9.907cm" xlink:href=".." xlink:type="simple" chart:class="chart:line" chart:style-name="ch1">
        <chart:title svg:x="6.742cm" svg:y="0.334cm" chart:style-name="ch2">
          <text:p>SGPU1D vs SGPU2D</text:p>
        </chart:title>
        <chart:subtitle svg:x="7.999cm" svg:y="1.311cm" chart:style-name="ch3">
          <text:p>Bsize=256</text:p>
        </chart:subtitle>
        <chart:legend chart:legend-position="end" svg:x="15.535cm" svg:y="4.405cm" style:legend-expansion="high" chart:style-name="ch4"/>
        <chart:plot-area chart:style-name="ch5" table:cell-range-address="Hoja1.B13:Hoja1.B16 Hoja1.E13:Hoja1.E16 Hoja1.G13:Hoja1.G16" chart:data-source-has-labels="both" svg:x="1.37cm" svg:y="2.192cm" svg:width="13.806cm" svg:height="6.536cm">
          <chart:coordinate-region svg:x="1.991cm" svg:y="2.391cm" svg:width="12.813cm" svg:height="5.69cm"/>
          <chart:axis chart:dimension="x" chart:name="primary-x" chart:style-name="ch6" chartooo:axis-type="text">
            <chart:title svg:x="8.097cm" svg:y="8.926cm" chart:style-name="ch7">
              <text:p>N</text:p>
            </chart:title>
            <chart:categories table:cell-range-address="Hoja1.B13:Hoja1.B16"/>
          </chart:axis>
          <chart:axis chart:dimension="y" chart:name="primary-y" chart:style-name="ch6">
            <chart:title svg:x="0.451cm" svg:y="6.179cm" chart:style-name="ch8">
              <text:p>Speedup</text:p>
            </chart:title>
            <chart:grid chart:style-name="ch9" chart:class="major"/>
          </chart:axis>
          <chart:series chart:style-name="ch10" chart:values-cell-range-address="Hoja1.E13:Hoja1.E16" loext:label-string="sgpu1d" chart:class="chart:line">
            <chart:data-point chart:repeated="4"/>
          </chart:series>
          <chart:series chart:style-name="ch11" chart:values-cell-range-address="Hoja1.G13:Hoja1.G16" loext:label-string="sgpu2d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pu1d</text:p>
              </table:table-cell>
              <table:table-cell office:value-type="string">
                <text:p>sgpu2d</text:p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Hoja1.B13:Hoja1.B16</svg:desc>
                </draw:g>
              </table:table-cell>
              <table:table-cell office:value-type="float" office:value="21.0184278049918">
                <text:p>21.0184278049918</text:p>
                <draw:g>
                  <svg:desc>Hoja1.E13:Hoja1.E16</svg:desc>
                </draw:g>
              </table:table-cell>
              <table:table-cell office:value-type="float" office:value="27.3628909808685">
                <text:p>27.3628909808685</text:p>
                <draw:g>
                  <svg:desc>Hoja1.G13:Hoja1.G1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.2546712461586">
                <text:p>33.2546712461586</text:p>
              </table:table-cell>
              <table:table-cell office:value-type="float" office:value="33.3006401500815">
                <text:p>33.300640150081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.1605735956993">
                <text:p>35.1605735956993</text:p>
              </table:table-cell>
              <table:table-cell office:value-type="float" office:value="33.7332851463679">
                <text:p>33.733285146367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6.1546167618723">
                <text:p>36.1546167618723</text:p>
              </table:table-cell>
              <table:table-cell office:value-type="float" office:value="35.5141419661196">
                <text:p>35.5141419661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9cm" svg:height="9.907cm" xlink:href=".." xlink:type="simple" chart:class="chart:line" chart:style-name="ch1">
        <chart:title svg:x="6.742cm" svg:y="0.334cm" chart:style-name="ch2">
          <text:p>SGPU1D vs SGPU2D</text:p>
        </chart:title>
        <chart:subtitle svg:x="7.893cm" svg:y="1.311cm" chart:style-name="ch3">
          <text:p>Bsize=1024</text:p>
        </chart:subtitle>
        <chart:legend chart:legend-position="end" svg:x="15.535cm" svg:y="4.405cm" style:legend-expansion="high" chart:style-name="ch4"/>
        <chart:plot-area chart:style-name="ch5" table:cell-range-address="Hoja1.B13:Hoja1.B16 Hoja1.E21:Hoja1.E24 Hoja1.G21:Hoja1.G24" chart:data-source-has-labels="both" svg:x="1.37cm" svg:y="2.192cm" svg:width="13.806cm" svg:height="6.536cm">
          <chart:coordinate-region svg:x="1.991cm" svg:y="2.391cm" svg:width="12.813cm" svg:height="5.69cm"/>
          <chart:axis chart:dimension="x" chart:name="primary-x" chart:style-name="ch6" chartooo:axis-type="text">
            <chart:title svg:x="8.097cm" svg:y="8.926cm" chart:style-name="ch7">
              <text:p>N</text:p>
            </chart:title>
            <chart:categories table:cell-range-address="Hoja1.B13:Hoja1.B16"/>
          </chart:axis>
          <chart:axis chart:dimension="y" chart:name="primary-y" chart:style-name="ch6">
            <chart:title svg:x="0.451cm" svg:y="6.179cm" chart:style-name="ch8">
              <text:p>Speedup</text:p>
            </chart:title>
            <chart:grid chart:style-name="ch9" chart:class="major"/>
          </chart:axis>
          <chart:series chart:style-name="ch10" chart:values-cell-range-address="Hoja1.E21:Hoja1.E24" loext:label-string="sgpu1d" chart:class="chart:line">
            <chart:data-point chart:repeated="4"/>
          </chart:series>
          <chart:series chart:style-name="ch11" chart:values-cell-range-address="Hoja1.G21:Hoja1.G24" loext:label-string="sgpu2d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pu1d</text:p>
              </table:table-cell>
              <table:table-cell office:value-type="string">
                <text:p>sgpu2d</text:p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Hoja1.B13:Hoja1.B16</svg:desc>
                </draw:g>
              </table:table-cell>
              <table:table-cell office:value-type="float" office:value="19.1878194207836">
                <text:p>19.1878194207836</text:p>
                <draw:g>
                  <svg:desc>Hoja1.E21:Hoja1.E24</svg:desc>
                </draw:g>
              </table:table-cell>
              <table:table-cell office:value-type="float" office:value="22.1064769381747">
                <text:p>22.1064769381747</text:p>
                <draw:g>
                  <svg:desc>Hoja1.G21:Hoja1.G2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9.2120914655272">
                <text:p>29.2120914655272</text:p>
              </table:table-cell>
              <table:table-cell office:value-type="float" office:value="29.1821813304876">
                <text:p>29.182181330487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0.8911613087792">
                <text:p>30.8911613087792</text:p>
              </table:table-cell>
              <table:table-cell office:value-type="float" office:value="30.5759226254921">
                <text:p>30.575922625492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4.7637268384259">
                <text:p>34.7637268384259</text:p>
              </table:table-cell>
              <table:table-cell office:value-type="float" office:value="33.9522371210165">
                <text:p>33.95223712101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